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509cm" draw:marker-end-width="0.509cm" draw:fill-color="#cccccc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4.826cm" svg:x="1.889cm" svg:y="2.7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.842cm" svg:y1="10.017cm" svg:x2="5.826cm" svg:y2="7.604cm">
          <text:p/>
        </draw:line>
        <draw:line draw:style-name="gr2" draw:text-style-name="P1" draw:layer="layout" svg:x1="0.746cm" svg:y1="9.89cm" svg:x2="1.889cm" svg:y2="7.604cm">
          <text:p/>
        </draw:line>
        <draw:line draw:style-name="gr2" draw:text-style-name="P1" draw:layer="layout" svg:x1="4.048cm" svg:y1="0.873cm" svg:x2="3.921cm" svg:y2="2.905cm">
          <text:p/>
        </draw:line>
        <draw:line draw:style-name="gr3" draw:text-style-name="P1" draw:layer="layout" svg:x1="6.207cm" svg:y1="4.937cm" svg:x2="4.048cm" svg:y2="5.064cm">
          <text:p/>
        </draw:line>
        <draw:custom-shape draw:style-name="gr4" draw:text-style-name="P1" draw:layer="layout" svg:width="7.239cm" svg:height="1.651cm" svg:x="5.953cm" svg:y="4.556cm">
          <text:p text:style-name="P1">Area &lt; Critical Are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223cm" svg:height="1.143cm" svg:x="1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12.176cm" svg:y1="8.493cm" svg:x2="12.176cm" svg:y2="11.287cm">
          <text:p/>
        </draw:line>
        <draw:line draw:style-name="gr2" draw:text-style-name="P1" draw:layer="layout" svg:x1="9.509cm" svg:y1="13.319cm" svg:x2="12.176cm" svg:y2="11.287cm">
          <text:p/>
        </draw:line>
        <draw:line draw:style-name="gr2" draw:text-style-name="P1" draw:layer="layout" svg:x1="14.462cm" svg:y1="13.192cm" svg:x2="12.176cm" svg:y2="11.287cm">
          <text:p/>
        </draw:line>
        <draw:custom-shape draw:style-name="gr4" draw:text-style-name="P1" draw:layer="layout" svg:width="7.144cm" svg:height="2.032cm" svg:x="13.446cm" svg:y="10.017cm">
          <text:p text:style-name="P1">Shrink Cell to a Poi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1cm" svg:height="0.381cm" svg:x="12.049cm" svg:y="11.0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381cm" svg:height="0.381cm" svg:x="12.049cm" svg:y="11.0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381cm" svg:height="0.381cm" svg:x="12.049cm" svg:y="11.0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381cm" svg:height="0.381cm" svg:x="12.016cm" svg:y="11.0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381cm" svg:height="0.381cm" svg:x="5.57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.635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3.701cm" svg:y="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7T17:46:13.077784318</meta:creation-date>
    <dc:date>2015-03-07T17:59:04.076848754</dc:date>
    <meta:editing-duration>PT3M49S</meta:editing-duration>
    <meta:editing-cycles>3</meta:editing-cycles>
    <meta:generator>LibreOffice/4.2.7.2$Linux_X86_64 LibreOffice_project/420m0$Build-2</meta:generator>
    <meta:document-statistic meta:object-count="18"/>
  </office:meta>
</office:document-meta>
</file>